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cm"/>
    </style:style>
    <style:style style:name="P1" style:family="paragraph">
      <style:paragraph-properties fo:margin-left="0cm" fo:margin-right="0cm" fo:text-indent="0cm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font-size="12pt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margin-left="0cm" fo:margin-right="0cm" fo:text-align="center" fo:text-indent="0cm"/>
      <style:text-properties fo:font-size="10pt"/>
    </style:style>
    <style:style style:name="P7" style:family="paragraph">
      <style:paragraph-properties fo:text-align="center"/>
      <style:text-properties fo:font-size="10pt"/>
    </style:style>
    <style:style style:name="T1" style:family="text">
      <style:text-properties fo:font-size="12pt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.658cm" svg:height="0.725cm" svg:x="0.296cm" svg:y="1.571cm">
          <draw:text-box>
            <text:p text:style-name="P1">AODL</text:p>
          </draw:text-box>
        </draw:frame>
        <draw:line draw:style-name="gr2" draw:text-style-name="P2" draw:id="id1" draw:layer="layout" svg:x1="0.796cm" svg:y1="2.296cm" svg:x2="0.796cm" svg:y2="3.296cm">
          <text:p/>
        </draw:line>
        <draw:connector draw:style-name="gr3" draw:text-style-name="P3" draw:layer="layout" draw:type="line" svg:x1="4.683cm" svg:y1="2.805cm" svg:x2="0.796cm" svg:y2="2.796cm" draw:end-shape="id1">
          <text:p/>
        </draw:connector>
        <draw:frame draw:style-name="gr4" draw:text-style-name="P1" draw:layer="layout" svg:width="2.5cm" svg:height="0.725cm" svg:x="0.796cm" svg:y="2.296cm">
          <draw:text-box>
            <text:p text:style-name="P1">Document</text:p>
          </draw:text-box>
        </draw:frame>
        <draw:line draw:style-name="gr2" draw:text-style-name="P2" draw:layer="layout" svg:x1="1.796cm" svg:y1="2.796cm" svg:x2="1.796cm" svg:y2="27.296cm">
          <text:p/>
        </draw:line>
        <draw:rect draw:style-name="gr3" draw:text-style-name="P5" draw:layer="layout" svg:width="2.5cm" svg:height="1cm" svg:x="3.796cm" svg:y="3.296cm">
          <text:p text:style-name="P4"><text:span text:style-name="T1">IDocument</text:span></text:p>
        </draw:rect>
        <draw:line draw:style-name="gr2" draw:text-style-name="P2" draw:layer="layout" svg:x1="3.296cm" svg:y1="2.796cm" svg:x2="3.296cm" svg:y2="3.796cm">
          <text:p/>
        </draw:line>
        <draw:line draw:style-name="gr2" draw:text-style-name="P2" draw:layer="layout" svg:x1="3.796cm" svg:y1="3.796cm" svg:x2="3.296cm" svg:y2="3.796cm">
          <text:p/>
        </draw:line>
        <draw:frame draw:style-name="gr4" draw:text-style-name="P1" draw:layer="layout" svg:width="2.5cm" svg:height="0.725cm" svg:x="2.296cm" svg:y="4.796cm">
          <draw:text-box>
            <text:p text:style-name="P1">Collection</text:p>
          </draw:text-box>
        </draw:frame>
        <draw:line draw:style-name="gr2" draw:text-style-name="P2" draw:layer="layout" svg:x1="4.796cm" svg:y1="5.296cm" svg:x2="1.796cm" svg:y2="5.296cm">
          <text:p/>
        </draw:line>
        <draw:rect draw:style-name="gr3" draw:text-style-name="P5" draw:layer="layout" svg:width="4.5cm" svg:height="1cm" svg:x="3.796cm" svg:y="5.796cm">
          <text:p text:style-name="P4"><text:span text:style-name="T1">CollectionWithEvents</text:span></text:p>
        </draw:rect>
        <draw:line draw:style-name="gr2" draw:text-style-name="P2" draw:layer="layout" svg:x1="3.296cm" svg:y1="5.296cm" svg:x2="3.296cm" svg:y2="6.296cm">
          <text:p/>
        </draw:line>
        <draw:line draw:style-name="gr2" draw:text-style-name="P2" draw:layer="layout" svg:x1="3.796cm" svg:y1="6.296cm" svg:x2="3.296cm" svg:y2="6.296cm">
          <text:p/>
        </draw:line>
        <draw:line draw:style-name="gr2" draw:text-style-name="P2" draw:layer="layout" svg:x1="3.296cm" svg:y1="2.796cm" svg:x2="3.296cm" svg:y2="3.796cm">
          <text:p/>
        </draw:line>
        <draw:frame draw:style-name="gr4" draw:text-style-name="P1" draw:layer="layout" svg:width="2.5cm" svg:height="0.725cm" svg:x="2.296cm" svg:y="7.296cm">
          <draw:text-box>
            <text:p text:style-name="P1">Content</text:p>
          </draw:text-box>
        </draw:frame>
        <draw:line draw:style-name="gr2" draw:text-style-name="P2" draw:layer="layout" svg:x1="4.796cm" svg:y1="7.796cm" svg:x2="1.796cm" svg:y2="7.796cm">
          <text:p/>
        </draw:line>
        <draw:rect draw:style-name="gr3" draw:text-style-name="P7" draw:layer="layout" svg:width="2.5cm" svg:height="0.5cm" svg:x="3.796cm" svg:y="8.296cm">
          <text:p text:style-name="P6"><text:span text:style-name="T2">IContent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296cm" fo:margin-bottom="1.282cm" fo:margin-left="0.296cm" fo:margin-right="0.329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Lars Behrmann</meta:initial-creator>
    <meta:creation-date>2006-01-21T07:55:22</meta:creation-date>
    <dc:creator>Lars Behrmann</dc:creator>
    <dc:date>2006-01-21T08:28:06</dc:date>
    <dc:language>en-US</dc:language>
    <meta:editing-cycles>5</meta:editing-cycles>
    <meta:editing-duration>PT32M47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